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b2b2b2" officeooo:rsid="0000346b" officeooo:paragraph-rsid="0000346b"/>
    </style:style>
    <style:style style:name="P2" style:family="paragraph" style:parent-style-name="Standard">
      <style:text-properties fo:color="#b2b2b2" officeooo:rsid="0000346b" officeooo:paragraph-rsid="00010bb3"/>
    </style:style>
    <style:style style:name="P3" style:family="paragraph" style:parent-style-name="Standard">
      <style:text-properties fo:color="#b2b2b2" fo:font-weight="normal" officeooo:rsid="00029d4a" officeooo:paragraph-rsid="00029d4a" style:font-weight-asian="normal" style:font-weight-complex="normal"/>
    </style:style>
    <style:style style:name="P4" style:family="paragraph" style:parent-style-name="Standard">
      <style:text-properties fo:color="#b2b2b2" fo:font-weight="normal" officeooo:rsid="00033765" officeooo:paragraph-rsid="00033765" style:font-weight-asian="normal" style:font-weight-complex="normal"/>
    </style:style>
    <style:style style:name="P5" style:family="paragraph" style:parent-style-name="Standard">
      <style:text-properties officeooo:rsid="0000346b" officeooo:paragraph-rsid="0000346b"/>
    </style:style>
    <style:style style:name="P6" style:family="paragraph" style:parent-style-name="Standard">
      <style:text-properties fo:font-weight="normal" officeooo:rsid="0000346b" officeooo:paragraph-rsid="0000346b" style:font-weight-asian="normal" style:font-weight-complex="normal"/>
    </style:style>
    <style:style style:name="P7" style:family="paragraph" style:parent-style-name="Standard">
      <style:text-properties fo:font-weight="normal" officeooo:rsid="00029d4a" officeooo:paragraph-rsid="00029d4a" style:font-weight-asian="normal" style:font-weight-complex="normal"/>
    </style:style>
    <style:style style:name="P8" style:family="paragraph" style:parent-style-name="Standard">
      <style:text-properties fo:font-weight="normal" officeooo:rsid="00033765" officeooo:paragraph-rsid="00033765" style:font-weight-asian="normal" style:font-weight-complex="normal"/>
    </style:style>
    <style:style style:name="P9" style:family="paragraph" style:parent-style-name="Standard">
      <style:text-properties fo:font-weight="normal" officeooo:rsid="00058d51" officeooo:paragraph-rsid="00058d5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10bb3"/>
    </style:style>
    <style:style style:name="T3" style:family="text">
      <style:text-properties fo:color="#b2b2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 <text:s/>con il JOIN normale non comparirebbe le biciclette mai noleggiate</text:p>
      <text:p text:style-name="P1">invece se li voglio vedere tutte metto il LEFT JOIN,</text:p>
      <text:p text:style-name="P1">se inserisco l'id_noleggio, in corrispondenza delle biciclette</text:p>
      <text:p text:style-name="P1">mai noleggiate, compare NULL nel campo id_noleggi</text:p>
      <text:p text:style-name="P1">*/</text:p>
      <text:p text:style-name="P5"><text:span text:style-name="T1">select</text:span> t_biciclette.id_bicicletta,marca,modello, count(id_noleggio) <text:span text:style-name="T1">as</text:span> "quante volte noleggiate"</text:p>
      <text:p text:style-name="P5"><text:span text:style-name="T1">from</text:span> t_biciclette <text:span text:style-name="T1">left</text:span> <text:span text:style-name="T1">join</text:span> t_noleggi</text:p>
      <text:p text:style-name="P5"><text:span text:style-name="T1">on</text:span> t_biciclette.id_bicicletta = t_noleggi.id_bicicletta</text:p>
      <text:p text:style-name="P5"/>
      <text:p text:style-name="P5"><text:span text:style-name="T1">group</text:span> <text:span text:style-name="T1">by</text:span> t_biciclette.id_bicicletta</text:p>
      <text:p text:style-name="P5"/>
      <text:p text:style-name="P2">/* la funzione count conta i record uguali </text:p>
      <text:p text:style-name="P2"><text:span text:style-name="T2">desc indica che l’ordine sia dal più grande al più piccolo, cioè discendente, se non</text:span></text:p>
      <text:p text:style-name="P2"><text:span text:style-name="T2">indicato è ascendente, cioè dal più piccolo al più grande </text:span>*/</text:p>
      <text:p text:style-name="P5"><text:span text:style-name="T1">order</text:span> <text:span text:style-name="T1">by</text:span> count(id_noleggio) <text:span text:style-name="T1">desc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6"/>
      <text:p text:style-name="P3">* <text:s/>con il JOIN normale non comparirebbe le biciclette mai noleggiate</text:p>
      <text:p text:style-name="P3">invece se li voglio vedere tutte metto il LEFT JOIN,</text:p>
      <text:p text:style-name="P3">se inserisco l'id_noleggio, in corrispondenza delle biciclette</text:p>
      <text:p text:style-name="P3">mai noleggiate, compare NULL nel campo id_noleggi</text:p>
      <text:p text:style-name="P3">*/</text:p>
      <text:p text:style-name="P7"><text:span text:style-name="T1">select</text:span> marca,modello, tb.id_bicicletta,count(id_noleggio) <text:span text:style-name="T1">as</text:span> "quante volte noleggiate"</text:p>
      <text:p text:style-name="P3">/* per semplificare si può usare una specie di AS per le tabelle per renderle</text:p>
      <text:p text:style-name="P3">più stringate, semplicemente nel FROM si mette uno spazio e il nuovo modello</text:p>
      <text:p text:style-name="P3">in tutte le parti dove prima si chiamava in un modo devo sostituire e metter il nuovo ALIAS */</text:p>
      <text:p text:style-name="P7"><text:span text:style-name="T1">from</text:span> t_biciclette tb <text:span text:style-name="T1">left</text:span> <text:span text:style-name="T1">join</text:span> t_noleggi tn</text:p>
      <text:p text:style-name="P7"><text:span text:style-name="T1">on</text:span> tb.id_bicicletta = tn.id_bicicletta</text:p>
      <text:p text:style-name="P7"/>
      <text:p text:style-name="P7"><text:span text:style-name="T1">group</text:span> <text:span text:style-name="T1">by</text:span> tb.id_bicicletta</text:p>
      <text:p text:style-name="P7"/>
      <text:p text:style-name="P3">/* la funzione count conta i record uguali */</text:p>
      <text:p text:style-name="P7"><text:span text:style-name="T1">order</text:span> <text:span text:style-name="T1">by</text:span> modello, count(id_noleggio) <text:span text:style-name="T1">desc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oft-page-break/><text:span text:style-name="T1"/></text:p>
      <text:p text:style-name="P8">/<text:span text:style-name="T3">* <text:s/>con il JOIN normale non comparirebbe le biciclette mai noleggiate</text:span></text:p>
      <text:p text:style-name="P4">invece se li voglio vedere tutte metto il LEFT JOIN,</text:p>
      <text:p text:style-name="P4">se inserisco l'id_noleggio, in corrispondenza delle biciclette</text:p>
      <text:p text:style-name="P4">mai noleggiate, compare NULL nel campo id_noleggi</text:p>
      <text:p text:style-name="P4">*/</text:p>
      <text:p text:style-name="P8"/>
      <text:p text:style-name="P8"><text:span text:style-name="T1">select</text:span> marca,modello, tb.id_bicicletta,<text:span text:style-name="T1">count</text:span>(id_noleggio) <text:span text:style-name="T1">as</text:span> tot</text:p>
      <text:p text:style-name="P4">/* per semplificare si può usare una specie di AS per le tabelle per renderle</text:p>
      <text:p text:style-name="P4">più stringate, semplicemente nel FROM si mette uno spazio e il nuovo modello</text:p>
      <text:p text:style-name="P4">in tutte le parti dove prima si chiamava in un modo devo sostituire e metter il nuovo ALIAS */</text:p>
      <text:p text:style-name="P8"><text:span text:style-name="T1">from</text:span> t_biciclette tb <text:span text:style-name="T1">left</text:span> <text:span text:style-name="T1">join</text:span> t_noleggi tn</text:p>
      <text:p text:style-name="P8"><text:span text:style-name="T1">on</text:span> tb.id_bicicletta = tn.id_bicicletta</text:p>
      <text:p text:style-name="P8"/>
      <text:p text:style-name="P8"><text:span text:style-name="T1">group</text:span> <text:span text:style-name="T1">by</text:span> tb.id_bicicletta</text:p>
      <text:p text:style-name="P4">/* è un where sui dati selezionati dopo il group by, </text:p>
      <text:p text:style-name="P4">eventuali campi calcolati (nel nostro esempio "tot") possono essere calcolati */</text:p>
      <text:p text:style-name="P8"><text:span text:style-name="T1">having</text:span> tot&gt;=1</text:p>
      <text:p text:style-name="P8"/>
      <text:p text:style-name="P4">/* la funzione count conta i record uguali */</text:p>
      <text:p text:style-name="P8">order by modello, count(id_noleggio) desc</text:p>
      <text:p text:style-name="P8"/>
      <text:p text:style-name="P8"/>
      <text:p text:style-name="P8"/>
      <text:p text:style-name="P4">/* Fa il prodotto cartesiano delle 4 tabelle indicate */</text:p>
      <text:p text:style-name="P8"><text:span text:style-name="T1">SELECT</text:span> * <text:span text:style-name="T1">FROM</text:span> t_biciclette, t_clienti,t_noleggi,t_tipobici</text:p>
      <text:p text:style-name="P8"/>
      <text:p text:style-name="P4">/* il primo valore è il paginatore, il secondo è quanti record visualizzare */</text:p>
      <text:p text:style-name="P8"><text:span text:style-name="T1">limit</text:span> 0,10</text:p>
      <text:p text:style-name="P8"/>
      <text:p text:style-name="P8"/>
      <text:p text:style-name="P8"/>
      <text:p text:style-name="P9">Esempio di db da scaricare e importare per fare esercizi</text:p>
      <text:p text:style-name="P9">http://www.mysqltutorial.org/mysql-sample-database.asp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1:14:58.143912424</meta:creation-date>
    <dc:date>2019-02-21T16:09:04.476117936</dc:date>
    <meta:editing-duration>PT2H43M15S</meta:editing-duration>
    <meta:editing-cycles>5</meta:editing-cycles>
    <meta:generator>LibreOffice/5.2.7.2$Linux_X86_64 LibreOffice_project/20m0$Build-2</meta:generator>
    <meta:document-statistic meta:table-count="0" meta:image-count="0" meta:object-count="0" meta:page-count="2" meta:paragraph-count="50" meta:word-count="393" meta:character-count="2630" meta:non-whitespace-character-count="2282"/>
  </office:meta>
</office:document-meta>
</file>